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9986" officeooo:paragraph-rsid="000d9986"/>
    </style:style>
    <style:style style:name="P2" style:family="paragraph" style:parent-style-name="Standard">
      <style:text-properties style:font-name="Times new Roman" fo:font-size="12pt" fo:font-weight="bold" officeooo:rsid="000d9986" officeooo:paragraph-rsid="000d9986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officeooo:rsid="000d9986" officeooo:paragraph-rsid="000d9986" style:font-weight-asian="bold" style:font-weight-complex="bold"/>
    </style:style>
    <style:style style:name="P4" style:family="paragraph" style:parent-style-name="Standard">
      <style:text-properties fo:font-size="18pt" fo:font-weight="bold" officeooo:rsid="000d9986" officeooo:paragraph-rsid="000d9986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FFS – Universidade Federal da Fronteira Sul</text:p>
      <text:p text:style-name="P2">Campus - Chapecó</text:p>
      <text:p text:style-name="P2">Data: 24/03/2017</text:p>
      <text:p text:style-name="P2">Curso: Ciência da Computação</text:p>
      <text:p text:style-name="P2">Disciplina: Engenharia de Software II</text:p>
      <text:p text:style-name="P2">Acadêmico: Jefferson Coppini, Jonathan Rauber e Ricardo Muller</text:p>
      <text:p text:style-name="P1"/>
      <text:p text:style-name="P4"/>
      <text:p text:style-name="P4">Modelo de Negócio</text:p>
      <text:p text:style-name="P3"/>
      <text:p text:style-name="P3"/>
      <text:p text:style-name="P3"/>
      <text:p text:style-name="P3">Parcerias:</text:p>
      <text:p text:style-name="P1">→ Fornecedores.</text:p>
      <text:p text:style-name="P1">→ Revendedores(mercados).</text:p>
      <text:p text:style-name="P1"/>
      <text:p text:style-name="P3">Atividade:</text:p>
      <text:p text:style-name="P1">→ Preparar o hardware e equipe para o desenvolvimento.</text:p>
      <text:p text:style-name="P1">→ Software funcionando.</text:p>
      <text:p text:style-name="P1">→ Vender o serviço(conquistar fornecedores).</text:p>
      <text:p text:style-name="P1">→ Atingir mercados.</text:p>
      <text:p text:style-name="P1">→ Campanhas, publicidade para atingir o projeto usuário final.</text:p>
      <text:p text:style-name="P1"/>
      <text:p text:style-name="P3">Recursos:</text:p>
      <text:p text:style-name="P1">→ Serviço de domínio e hospedagem</text:p>
      <text:p text:style-name="P1">→ Bom plano de vendas</text:p>
      <text:p text:style-name="P1"/>
      <text:p text:style-name="P3">Proposta de valor:</text:p>
      <text:p text:style-name="P1">→ Fornecedores: Valorização da marca e exposição de produtos</text:p>
      <text:p text:style-name="P1">→ Mercado: Encarte de produtos e publicidade da empresa</text:p>
      <text:p text:style-name="P1">→ Usuário: Comparação de preços</text:p>
      <text:p text:style-name="P1"/>
      <text:p text:style-name="P3">Relacionamento com consumidor:</text:p>
      <text:p text:style-name="P1">O relacionamento com revendedores(mercados) e fornecedores será através de um website onde ambos</text:p>
      <text:p text:style-name="P1">terão acesso a informações e atividades cadastrais. Já os usuários finais terão acesso aos valores divulgados</text:p>
      <text:p text:style-name="P1">através de um aplicativo android.</text:p>
      <text:p text:style-name="P1"/>
      <text:p text:style-name="P3">Canais:</text:p>
      <text:p text:style-name="P1">→ Facebook(Compartilhamento entre usuários).</text:p>
      <text:p text:style-name="P1">→ site.</text:p>
      <text:p text:style-name="P1">→ vendedor.</text:p>
      <text:p text:style-name="P1"/>
      <text:p text:style-name="P3">Segmento de clientes:</text:p>
      <text:p text:style-name="P1">→ Mercados.</text:p>
      <text:p text:style-name="P1">→ Distribuidores.</text:p>
      <text:p text:style-name="P1">→ usuários finais.</text:p>
      <text:p text:style-name="P3"/>
      <text:p text:style-name="P3"><text:soft-page-break/>Custos:</text:p>
      <text:p text:style-name="P1">→ Hospedagem.</text:p>
      <text:p text:style-name="P1">→ Tempo de programação.</text:p>
      <text:p text:style-name="P1">→ Divulgação do serviço.</text:p>
      <text:p text:style-name="P1">→ Vendedor</text:p>
      <text:p text:style-name="P1">→ Hardware para programação</text:p>
      <text:p text:style-name="P1"/>
      <text:p text:style-name="P3">Fontes de receitas:</text:p>
      <text:p text:style-name="P1">Mercado e Fornece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5:57:22.281825126</meta:creation-date>
    <dc:date>2017-05-10T16:01:59.696995199</dc:date>
    <meta:editing-duration>PT4M38S</meta:editing-duration>
    <meta:editing-cycles>1</meta:editing-cycles>
    <meta:document-statistic meta:table-count="0" meta:image-count="0" meta:object-count="0" meta:page-count="2" meta:paragraph-count="43" meta:word-count="183" meta:character-count="1257" meta:non-whitespace-character-count="1116"/>
    <meta:generator>LibreOffice/5.1.4.2$Linux_X86_64 LibreOffice_project/10m0$Build-2</meta:generator>
  </office:meta>
</office:document-meta>
</file>